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13.2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itarMix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F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apacitor_THT:C_Rect_L7.2mm_W2.5mm_P5.00mm_FKS2_FKP2_MKS2_MKP2</text:p>
          </table:table-cell>
        </table:table-row>
        <table:table-row table:style-name="ro1">
          <table:table-cell office:value-type="string" calcext:value-type="string">
            <text:p>C3,C4,C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Rect_L7.2mm_W2.5mm_P5.00mm_FKS2_FKP2_MKS2_MKP2</text:p>
          </table:table-cell>
        </table:table-row>
        <table:table-row table:style-name="ro1">
          <table:table-cell office:value-type="string" calcext:value-type="string">
            <text:p>C5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THT:C_Rect_L7.2mm_W4.5mm_P5.00mm_FKS2_FKP2_MKS2_MKP2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Diode_THT:D_DO-41_SOD81_P10.16mm_Horizontal</text:p>
          </table:table-cell>
        </table:table-row>
        <table:table-row table:style-name="ro1">
          <table:table-cell office:value-type="string" calcext:value-type="string">
            <text:p>J1,J2,J3,J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_Molex:Molex_KK-254_AE-6410-03A_1x03_P2.54mm_Vertical</text:p>
          </table:table-cell>
        </table:table-row>
        <table:table-row table:style-name="ro1">
          <table:table-cell office:value-type="string" calcext:value-type="string">
            <text:p>J4,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Connector_Molex:Molex_KK-254_AE-6410-02A_1x02_P2.54mm_Vertical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5457</text:p>
          </table:table-cell>
          <table:table-cell office:value-type="string" calcext:value-type="string">
            <text:p>Package_TO_SOT_THT:TO-92_HandSolder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7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4,R5,R7,R10,R12,R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6,R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8,R9,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V1,R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0K</text:p>
          </table:table-cell>
          <table:table-cell/>
        </table:table-row>
        <table:table-row table:style-name="ro1">
          <table:table-cell office:value-type="string" calcext:value-type="string">
            <text:p>R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B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ACRM:SPDT_SlideSwitch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Package_DIP:DIP-8_W7.62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ed-by>Andrew Martin</meta:printed-by>
    <meta:print-date>2025-11-01T13:49:24.156440838</meta:print-date>
    <dc:date>2025-11-01T13:50:40.544740291</dc:date>
    <dc:creator>Andrew Martin</dc:creator>
    <meta:editing-duration>PT2M35S</meta:editing-duration>
    <meta:editing-cycles>1</meta:editing-cycles>
    <meta:document-statistic meta:table-count="1" meta:cell-count="86" meta:object-count="0"/>
    <meta:generator>LibreOffice/7.5.9.2$Linux_X86_64 LibreOffice_project/50$Build-2</meta:generator>
  </office:meta>
</office:document-meta>
</file>